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shapes>
          <draw:frame draw:z-index="0" draw:style-name="gr1" draw:text-style-name="P1" svg:width="164.75mm" svg:height="141.87mm" svg:x="142.83mm" svg:y="19.62mm">
            <loext:p draw:notify-on-update-of-ranges="datos.A1:datos.A1 datos.A2:datos.A19 datos.E1:datos.E1 datos.E2:datos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45.19mm" svg:x="304.26mm" svg:y="17.91mm">
            <loext:p draw:notify-on-update-of-ranges="datos.A27:datos.A43 datos.B27:datos.B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ningEngineering</text:p>
          </table:table-cell>
          <table:table-cell office:value-type="float" office:value="8120" calcext:value-type="float">
            <text:p>8120</text:p>
          </table:table-cell>
          <table:table-cell office:value-type="float" office:value="207" calcext:value-type="float">
            <text:p>207</text:p>
          </table:table-cell>
          <table:table-cell office:value-type="float" office:value="8327" calcext:value-type="float">
            <text:p>8327</text:p>
          </table:table-cell>
          <table:table-cell table:style-name="ce1" table:formula="of:=[.C1]/[.D1]" office:value-type="percentage" office:value="0.0248588927584965" calcext:value-type="percentage">
            <text:p>2,49 %</text:p>
          </table:table-cell>
        </table:table-row>
        <table:table-row table:style-name="ro1">
          <table:table-cell office:value-type="string" calcext:value-type="string">
            <text:p>MarineEngineering</text:p>
          </table:table-cell>
          <table:table-cell office:value-type="float" office:value="3035" calcext:value-type="float">
            <text:p>3035</text:p>
          </table:table-cell>
          <table:table-cell office:value-type="float" office:value="108" calcext:value-type="float">
            <text:p>108</text:p>
          </table:table-cell>
          <table:table-cell office:value-type="float" office:value="3143" calcext:value-type="float">
            <text:p>3143</text:p>
          </table:table-cell>
          <table:table-cell table:style-name="ce1" table:formula="of:=[.C2]/[.D2]" office:value-type="percentage" office:value="0.0343620744511613" calcext:value-type="percentage">
            <text:p>3,44 %</text:p>
          </table:table-cell>
        </table:table-row>
        <table:table-row table:style-name="ro1">
          <table:table-cell office:value-type="string" calcext:value-type="string">
            <text:p>MechanicalEngineering</text:p>
          </table:table-cell>
          <table:table-cell office:value-type="float" office:value="965434" calcext:value-type="float">
            <text:p>965434</text:p>
          </table:table-cell>
          <table:table-cell office:value-type="float" office:value="43258" calcext:value-type="float">
            <text:p>43258</text:p>
          </table:table-cell>
          <table:table-cell office:value-type="float" office:value="1008692" calcext:value-type="float">
            <text:p>1008692</text:p>
          </table:table-cell>
          <table:table-cell table:style-name="ce1" table:formula="of:=[.C3]/[.D3]" office:value-type="percentage" office:value="0.0428852414810467" calcext:value-type="percentage">
            <text:p>4,29 %</text:p>
          </table:table-cell>
        </table:table-row>
        <table:table-row table:style-name="ro1">
          <table:table-cell office:value-type="string" calcext:value-type="string">
            <text:p>CivilEngineering</text:p>
          </table:table-cell>
          <table:table-cell office:value-type="float" office:value="512474" calcext:value-type="float">
            <text:p>512474</text:p>
          </table:table-cell>
          <table:table-cell office:value-type="float" office:value="120900" calcext:value-type="float">
            <text:p>120900</text:p>
          </table:table-cell>
          <table:table-cell office:value-type="float" office:value="633374" calcext:value-type="float">
            <text:p>633374</text:p>
          </table:table-cell>
          <table:table-cell table:style-name="ce1" table:formula="of:=[.C4]/[.D4]" office:value-type="percentage" office:value="0.190882480177589" calcext:value-type="percentage">
            <text:p>19,09 %</text:p>
          </table:table-cell>
        </table:table-row>
        <table:table-row table:style-name="ro1">
          <table:table-cell office:value-type="string" calcext:value-type="string">
            <text:p>AeronauticalEngineering</text:p>
          </table:table-cell>
          <table:table-cell office:value-type="float" office:value="10919" calcext:value-type="float">
            <text:p>10919</text:p>
          </table:table-cell>
          <table:table-cell office:value-type="float" office:value="3140" calcext:value-type="float">
            <text:p>3140</text:p>
          </table:table-cell>
          <table:table-cell office:value-type="float" office:value="14059" calcext:value-type="float">
            <text:p>14059</text:p>
          </table:table-cell>
          <table:table-cell table:style-name="ce1" table:formula="of:=[.C5]/[.D5]" office:value-type="percentage" office:value="0.223344476847571" calcext:value-type="percentage">
            <text:p>22,33 %</text:p>
          </table:table-cell>
        </table:table-row>
        <table:table-row table:style-name="ro1">
          <table:table-cell office:value-type="string" calcext:value-type="string">
            <text:p>MetallurgicalEngineering</text:p>
          </table:table-cell>
          <table:table-cell office:value-type="float" office:value="7762" calcext:value-type="float">
            <text:p>7762</text:p>
          </table:table-cell>
          <table:table-cell office:value-type="float" office:value="2338" calcext:value-type="float">
            <text:p>2338</text:p>
          </table:table-cell>
          <table:table-cell office:value-type="float" office:value="10100" calcext:value-type="float">
            <text:p>10100</text:p>
          </table:table-cell>
          <table:table-cell table:style-name="ce1" table:formula="of:=[.C6]/[.D6]" office:value-type="percentage" office:value="0.231485148514851" calcext:value-type="percentage">
            <text:p>23,15 %</text:p>
          </table:table-cell>
        </table:table-row>
        <table:table-row table:style-name="ro1">
          <table:table-cell office:value-type="string" calcext:value-type="string">
            <text:p>ChemicalEngineering</text:p>
          </table:table-cell>
          <table:table-cell office:value-type="float" office:value="35569" calcext:value-type="float">
            <text:p>35569</text:p>
          </table:table-cell>
          <table:table-cell office:value-type="float" office:value="11797" calcext:value-type="float">
            <text:p>11797</text:p>
          </table:table-cell>
          <table:table-cell office:value-type="float" office:value="47366" calcext:value-type="float">
            <text:p>47366</text:p>
          </table:table-cell>
          <table:table-cell table:style-name="ce1" table:formula="of:=[.C7]/[.D7]" office:value-type="percentage" office:value="0.249060507537052" calcext:value-type="percentage">
            <text:p>24,91 %</text:p>
          </table:table-cell>
        </table:table-row>
        <table:table-row table:style-name="ro1">
          <table:table-cell office:value-type="string" calcext:value-type="string">
            <text:p>ElectricalEngineering</text:p>
          </table:table-cell>
          <table:table-cell office:value-type="float" office:value="348437" calcext:value-type="float">
            <text:p>348437</text:p>
          </table:table-cell>
          <table:table-cell office:value-type="float" office:value="118904" calcext:value-type="float">
            <text:p>118904</text:p>
          </table:table-cell>
          <table:table-cell office:value-type="float" office:value="467341" calcext:value-type="float">
            <text:p>467341</text:p>
          </table:table-cell>
          <table:table-cell table:style-name="ce1" table:formula="of:=[.C8]/[.D8]" office:value-type="percentage" office:value="0.254426639220612" calcext:value-type="percentage">
            <text:p>25,44 %</text:p>
          </table:table-cell>
        </table:table-row>
        <table:table-row table:style-name="ro1">
          <table:table-cell office:value-type="string" calcext:value-type="string">
            <text:p>All Engineering (avg)</text:p>
          </table:table-cell>
          <table:table-cell office:value-type="float" office:value="3063370" calcext:value-type="float">
            <text:p>3063370</text:p>
          </table:table-cell>
          <table:table-cell office:value-type="float" office:value="1186813" calcext:value-type="float">
            <text:p>1186813</text:p>
          </table:table-cell>
          <table:table-cell office:value-type="float" office:value="4250183" calcext:value-type="float">
            <text:p>4250183</text:p>
          </table:table-cell>
          <table:table-cell table:style-name="ce1" table:formula="of:=[.C9]/[.D9]" office:value-type="percentage" office:value="0.279238093983247" calcext:value-type="percentage">
            <text:p>27,92 %</text:p>
          </table:table-cell>
        </table:table-row>
        <table:table-row table:style-name="ro1">
          <table:table-cell office:value-type="string" calcext:value-type="string">
            <text:p>OtherEngineering&amp;Technology</text:p>
          </table:table-cell>
          <table:table-cell office:value-type="float" office:value="192135" calcext:value-type="float">
            <text:p>192135</text:p>
          </table:table-cell>
          <table:table-cell office:value-type="float" office:value="78364" calcext:value-type="float">
            <text:p>78364</text:p>
          </table:table-cell>
          <table:table-cell office:value-type="float" office:value="270499" calcext:value-type="float">
            <text:p>270499</text:p>
          </table:table-cell>
          <table:table-cell table:style-name="ce1" table:formula="of:=[.C10]/[.D10]" office:value-type="percentage" office:value="0.289701625514327" calcext:value-type="percentage">
            <text:p>28,97 %</text:p>
          </table:table-cell>
        </table:table-row>
        <table:table-row table:style-name="ro1">
          <table:table-cell office:value-type="string" calcext:value-type="string">
            <text:p>DairyTechnology</text:p>
          </table:table-cell>
          <table:table-cell office:value-type="float" office:value="1333" calcext:value-type="float">
            <text:p>1333</text:p>
          </table:table-cell>
          <table:table-cell office:value-type="float" office:value="607" calcext:value-type="float">
            <text:p>607</text:p>
          </table:table-cell>
          <table:table-cell office:value-type="float" office:value="1940" calcext:value-type="float">
            <text:p>1940</text:p>
          </table:table-cell>
          <table:table-cell table:style-name="ce1" table:formula="of:=[.C11]/[.D11]" office:value-type="percentage" office:value="0.312886597938144" calcext:value-type="percentage">
            <text:p>31,29 %</text:p>
          </table:table-cell>
        </table:table-row>
        <table:table-row table:style-name="ro1">
          <table:table-cell office:value-type="string" calcext:value-type="string">
            <text:p>AgricultureEngineering</text:p>
          </table:table-cell>
          <table:table-cell office:value-type="float" office:value="11060" calcext:value-type="float">
            <text:p>11060</text:p>
          </table:table-cell>
          <table:table-cell office:value-type="float" office:value="5401" calcext:value-type="float">
            <text:p>5401</text:p>
          </table:table-cell>
          <table:table-cell office:value-type="float" office:value="16461" calcext:value-type="float">
            <text:p>16461</text:p>
          </table:table-cell>
          <table:table-cell table:style-name="ce1" table:formula="of:=[.C12]/[.D12]" office:value-type="percentage" office:value="0.328108863374036" calcext:value-type="percentage">
            <text:p>32,81 %</text:p>
          </table:table-cell>
        </table:table-row>
        <table:table-row table:style-name="ro1">
          <table:table-cell office:value-type="string" calcext:value-type="string">
            <text:p>FoodTechnology</text:p>
          </table:table-cell>
          <table:table-cell office:value-type="float" office:value="4749" calcext:value-type="float">
            <text:p>4749</text:p>
          </table:table-cell>
          <table:table-cell office:value-type="float" office:value="3334" calcext:value-type="float">
            <text:p>3334</text:p>
          </table:table-cell>
          <table:table-cell office:value-type="float" office:value="8083" calcext:value-type="float">
            <text:p>8083</text:p>
          </table:table-cell>
          <table:table-cell table:style-name="ce1" table:formula="of:=[.C13]/[.D13]" office:value-type="percentage" office:value="0.412470617345045" calcext:value-type="percentage">
            <text:p>41,25 %</text:p>
          </table:table-cell>
        </table:table-row>
        <table:table-row table:style-name="ro1">
          <table:table-cell office:value-type="string" calcext:value-type="string">
            <text:p>ElectronicsEngineering</text:p>
          </table:table-cell>
          <table:table-cell office:value-type="float" office:value="412756" calcext:value-type="float">
            <text:p>412756</text:p>
          </table:table-cell>
          <table:table-cell office:value-type="float" office:value="330248" calcext:value-type="float">
            <text:p>330248</text:p>
          </table:table-cell>
          <table:table-cell office:value-type="float" office:value="743004" calcext:value-type="float">
            <text:p>743004</text:p>
          </table:table-cell>
          <table:table-cell table:style-name="ce1" table:formula="of:=[.C14]/[.D14]" office:value-type="percentage" office:value="0.444476745751032" calcext:value-type="percentage">
            <text:p>44,45 %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float" office:value="498" calcext:value-type="float">
            <text:p>498</text:p>
          </table:table-cell>
          <table:table-cell office:value-type="float" office:value="399" calcext:value-type="float">
            <text:p>399</text:p>
          </table:table-cell>
          <table:table-cell office:value-type="float" office:value="897" calcext:value-type="float">
            <text:p>897</text:p>
          </table:table-cell>
          <table:table-cell table:style-name="ce1" table:formula="of:=[.C15]/[.D15]" office:value-type="percentage" office:value="0.444816053511706" calcext:value-type="percentage">
            <text:p>44,48 %</text:p>
          </table:table-cell>
        </table:table-row>
        <table:table-row table:style-name="ro1">
          <table:table-cell office:value-type="string" calcext:value-type="string">
            <text:p>ComputerEngineering</text:p>
          </table:table-cell>
          <table:table-cell office:value-type="float" office:value="418315" calcext:value-type="float">
            <text:p>418315</text:p>
          </table:table-cell>
          <table:table-cell office:value-type="float" office:value="346484" calcext:value-type="float">
            <text:p>346484</text:p>
          </table:table-cell>
          <table:table-cell office:value-type="float" office:value="764799" calcext:value-type="float">
            <text:p>764799</text:p>
          </table:table-cell>
          <table:table-cell table:style-name="ce1" table:formula="of:=[.C16]/[.D16]" office:value-type="percentage" office:value="0.453039295291966" calcext:value-type="percentage">
            <text:p>45,30 %</text:p>
          </table:table-cell>
        </table:table-row>
        <table:table-row table:style-name="ro1">
          <table:table-cell office:value-type="string" calcext:value-type="string">
            <text:p>InformationTechnology</text:p>
          </table:table-cell>
          <table:table-cell office:value-type="float" office:value="99204" calcext:value-type="float">
            <text:p>99204</text:p>
          </table:table-cell>
          <table:table-cell office:value-type="float" office:value="87015" calcext:value-type="float">
            <text:p>87015</text:p>
          </table:table-cell>
          <table:table-cell office:value-type="float" office:value="186219" calcext:value-type="float">
            <text:p>186219</text:p>
          </table:table-cell>
          <table:table-cell table:style-name="ce1" table:formula="of:=[.C17]/[.D17]" office:value-type="percentage" office:value="0.467272405071448" calcext:value-type="percentage">
            <text:p>46,73 %</text:p>
          </table:table-cell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31570" calcext:value-type="float">
            <text:p>31570</text:p>
          </table:table-cell>
          <table:table-cell office:value-type="float" office:value="34309" calcext:value-type="float">
            <text:p>34309</text:p>
          </table:table-cell>
          <table:table-cell office:value-type="float" office:value="65879" calcext:value-type="float">
            <text:p>65879</text:p>
          </table:table-cell>
          <table:table-cell table:style-name="ce1" table:formula="of:=[.C18]/[.D18]" office:value-type="percentage" office:value="0.520788111537819" calcext:value-type="percentage">
            <text:p>52,08 %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Female ratio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Planning</text:p>
          </table:table-cell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ryTechnology</text:p>
          </table:table-cell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neEngineering</text:p>
          </table:table-cell>
          <table:table-cell office:value-type="float" office:value="3143" calcext:value-type="float">
            <text:p>3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Technology</text:p>
          </table:table-cell>
          <table:table-cell office:value-type="float" office:value="8083" calcext:value-type="float">
            <text:p>8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ngEngineering</text:p>
          </table:table-cell>
          <table:table-cell office:value-type="float" office:value="8327" calcext:value-type="float">
            <text:p>8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lurgicalEngineering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ronauticalEngineering</text:p>
          </table:table-cell>
          <table:table-cell office:value-type="float" office:value="14059" calcext:value-type="float">
            <text:p>1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icultureEngineering</text:p>
          </table:table-cell>
          <table:table-cell office:value-type="float" office:value="16461" calcext:value-type="float">
            <text:p>16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icalEngineering</text:p>
          </table:table-cell>
          <table:table-cell office:value-type="float" office:value="47366" calcext:value-type="float">
            <text:p>47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65879" calcext:value-type="float">
            <text:p>65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tionTechnology</text:p>
          </table:table-cell>
          <table:table-cell office:value-type="float" office:value="186219" calcext:value-type="float">
            <text:p>186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Engineering&amp;Technology</text:p>
          </table:table-cell>
          <table:table-cell office:value-type="float" office:value="270499" calcext:value-type="float">
            <text:p>270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Engineering</text:p>
          </table:table-cell>
          <table:table-cell office:value-type="float" office:value="467341" calcext:value-type="float">
            <text:p>467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ilEngineering</text:p>
          </table:table-cell>
          <table:table-cell office:value-type="float" office:value="633374" calcext:value-type="float">
            <text:p>633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Engineering</text:p>
          </table:table-cell>
          <table:table-cell office:value-type="float" office:value="743004" calcext:value-type="float">
            <text:p>74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erEngineering</text:p>
          </table:table-cell>
          <table:table-cell office:value-type="float" office:value="764799" calcext:value-type="float">
            <text:p>764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hanicalEngineering</text:p>
          </table:table-cell>
          <table:table-cell office:value-type="float" office:value="1008692" calcext:value-type="float">
            <text:p>100869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os.A26:datos.B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22:48:16.020031714</dc:date>
    <meta:editing-duration>PT51M16S</meta:editing-duration>
    <meta:editing-cycles>1</meta:editing-cycles>
    <meta:document-statistic meta:table-count="1" meta:cell-count="127" meta:object-count="2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76cm" svg:height="14.188cm" xlink:href=".." xlink:type="simple" chart:class="chart:bar" chart:style-name="ch1">
        <chart:title svg:x="6.117cm" svg:y="0.418cm" chart:style-name="ch2">
          <text:p>Proportion of women</text:p>
        </chart:title>
        <chart:subtitle svg:x="6.646cm" svg:y="1.455cm" chart:style-name="ch3">
          <text:p>Engineering fields</text:p>
        </chart:subtitle>
        <chart:plot-area chart:style-name="ch4" table:cell-range-address="datos.A1:datos.A19 datos.E1:datos.E19" chart:data-source-has-labels="both" svg:x="0.329cm" svg:y="2.393cm" svg:width="15.818cm" svg:height="11.512cm">
          <chartooo:coordinate-region svg:x="5.21cm" svg:y="2.393cm" svg:width="10.3cm" svg:height="10.918cm"/>
          <chart:axis chart:dimension="x" chart:name="primary-x" chart:style-name="ch5" chartooo:axis-type="auto">
            <chartooo:date-scale/>
            <chart:categories table:cell-range-address="datos.A2:datos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os.E2:datos.E19" chart:label-cell-address="datos.E1:datos.E1" chart:class="chart:bar">
            <chart:data-point chart:repeated="14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,49 %</text:p>
                <draw:g>
                  <svg:desc>datos.E1:dat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ineEngineering</text:p>
                <draw:g>
                  <svg:desc>datos.A2:datos.A19</svg:desc>
                </draw:g>
              </table:table-cell>
              <table:table-cell office:value-type="float" office:value="0.0343620744511613">
                <text:p>0.0343620744511613</text:p>
                <draw:g>
                  <svg:desc>datos.E2:datos.E19</svg:desc>
                </draw:g>
              </table:table-cell>
            </table:table-row>
            <table:table-row>
              <table:table-cell office:value-type="string">
                <text:p>MechanicalEngineering</text:p>
              </table:table-cell>
              <table:table-cell office:value-type="float" office:value="0.0428852414810467">
                <text:p>0.0428852414810467</text:p>
              </table:table-cell>
            </table:table-row>
            <table:table-row>
              <table:table-cell office:value-type="string">
                <text:p>CivilEngineering</text:p>
              </table:table-cell>
              <table:table-cell office:value-type="float" office:value="0.190882480177589">
                <text:p>0.190882480177589</text:p>
              </table:table-cell>
            </table:table-row>
            <table:table-row>
              <table:table-cell office:value-type="string">
                <text:p>AeronauticalEngineering</text:p>
              </table:table-cell>
              <table:table-cell office:value-type="float" office:value="0.223344476847571">
                <text:p>0.223344476847571</text:p>
              </table:table-cell>
            </table:table-row>
            <table:table-row>
              <table:table-cell office:value-type="string">
                <text:p>MetallurgicalEngineering</text:p>
              </table:table-cell>
              <table:table-cell office:value-type="float" office:value="0.231485148514851">
                <text:p>0.231485148514851</text:p>
              </table:table-cell>
            </table:table-row>
            <table:table-row>
              <table:table-cell office:value-type="string">
                <text:p>ChemicalEngineering</text:p>
              </table:table-cell>
              <table:table-cell office:value-type="float" office:value="0.249060507537052">
                <text:p>0.249060507537052</text:p>
              </table:table-cell>
            </table:table-row>
            <table:table-row>
              <table:table-cell office:value-type="string">
                <text:p>ElectricalEngineering</text:p>
              </table:table-cell>
              <table:table-cell office:value-type="float" office:value="0.254426639220612">
                <text:p>0.254426639220612</text:p>
              </table:table-cell>
            </table:table-row>
            <table:table-row>
              <table:table-cell office:value-type="string">
                <text:p>All Engineering (avg)</text:p>
              </table:table-cell>
              <table:table-cell office:value-type="float" office:value="0.279238093983247">
                <text:p>0.279238093983247</text:p>
              </table:table-cell>
            </table:table-row>
            <table:table-row>
              <table:table-cell office:value-type="string">
                <text:p>OtherEngineering&amp;Technology</text:p>
              </table:table-cell>
              <table:table-cell office:value-type="float" office:value="0.289701625514327">
                <text:p>0.289701625514327</text:p>
              </table:table-cell>
            </table:table-row>
            <table:table-row>
              <table:table-cell office:value-type="string">
                <text:p>DairyTechnology</text:p>
              </table:table-cell>
              <table:table-cell office:value-type="float" office:value="0.312886597938144">
                <text:p>0.312886597938144</text:p>
              </table:table-cell>
            </table:table-row>
            <table:table-row>
              <table:table-cell office:value-type="string">
                <text:p>AgricultureEngineering</text:p>
              </table:table-cell>
              <table:table-cell office:value-type="float" office:value="0.328108863374036">
                <text:p>0.328108863374036</text:p>
              </table:table-cell>
            </table:table-row>
            <table:table-row>
              <table:table-cell office:value-type="string">
                <text:p>FoodTechnology</text:p>
              </table:table-cell>
              <table:table-cell office:value-type="float" office:value="0.412470617345045">
                <text:p>0.412470617345045</text:p>
              </table:table-cell>
            </table:table-row>
            <table:table-row>
              <table:table-cell office:value-type="string">
                <text:p>ElectronicsEngineering</text:p>
              </table:table-cell>
              <table:table-cell office:value-type="float" office:value="0.444476745751032">
                <text:p>0.444476745751032</text:p>
              </table:table-cell>
            </table:table-row>
            <table:table-row>
              <table:table-cell office:value-type="string">
                <text:p>Planning</text:p>
              </table:table-cell>
              <table:table-cell office:value-type="float" office:value="0.444816053511706">
                <text:p>0.444816053511706</text:p>
              </table:table-cell>
            </table:table-row>
            <table:table-row>
              <table:table-cell office:value-type="string">
                <text:p>ComputerEngineering</text:p>
              </table:table-cell>
              <table:table-cell office:value-type="float" office:value="0.453039295291966">
                <text:p>0.453039295291966</text:p>
              </table:table-cell>
            </table:table-row>
            <table:table-row>
              <table:table-cell office:value-type="string">
                <text:p>InformationTechnology</text:p>
              </table:table-cell>
              <table:table-cell office:value-type="float" office:value="0.467272405071448">
                <text:p>0.467272405071448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0.520788111537819">
                <text:p>0.520788111537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4.52cm" xlink:href=".." xlink:type="simple" chart:class="chart:bar" chart:style-name="ch1">
        <chart:title svg:x="5.469cm" svg:y="0.425cm" chart:style-name="ch2">
          <text:p>Total number of students</text:p>
        </chart:title>
        <chart:subtitle svg:x="6.408cm" svg:y="1.469cm" chart:style-name="ch3">
          <text:p>Engineering fields</text:p>
        </chart:subtitle>
        <chart:plot-area chart:style-name="ch4" table:cell-range-address="datos.A27:datos.B43" chart:data-source-has-labels="column" svg:x="0.32cm" svg:y="2.414cm" svg:width="15.36cm" svg:height="11.816cm">
          <chartooo:coordinate-region svg:x="5.201cm" svg:y="2.414cm" svg:width="9.829cm" svg:height="11.222cm"/>
          <chart:axis chart:dimension="x" chart:name="primary-x" chart:style-name="ch5" chartooo:axis-type="auto">
            <chartooo:date-scale/>
            <chart:categories table:cell-range-address="datos.A27:datos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os.B27:datos.B43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DairyTechnology</text:p>
                <draw:g>
                  <svg:desc>datos.A27:datos.A43</svg:desc>
                </draw:g>
              </table:table-cell>
              <table:table-cell office:value-type="float" office:value="1940">
                <text:p>1940</text:p>
                <draw:g>
                  <svg:desc>datos.B27:datos.B43</svg:desc>
                </draw:g>
              </table:table-cell>
            </table:table-row>
            <table:table-row>
              <table:table-cell office:value-type="string">
                <text:p>MarineEngineering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FoodTechnology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MiningEngineering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MetallurgicalEngineering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AeronauticalEngineering</text:p>
              </table:table-cell>
              <table:table-cell office:value-type="float" office:value="14059">
                <text:p>14059</text:p>
              </table:table-cell>
            </table:table-row>
            <table:table-row>
              <table:table-cell office:value-type="string">
                <text:p>AgricultureEngineering</text:p>
              </table:table-cell>
              <table:table-cell office:value-type="float" office:value="16461">
                <text:p>16461</text:p>
              </table:table-cell>
            </table:table-row>
            <table:table-row>
              <table:table-cell office:value-type="string">
                <text:p>ChemicalEngineering</text:p>
              </table:table-cell>
              <table:table-cell office:value-type="float" office:value="47366">
                <text:p>47366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65879">
                <text:p>65879</text:p>
              </table:table-cell>
            </table:table-row>
            <table:table-row>
              <table:table-cell office:value-type="string">
                <text:p>InformationTechnology</text:p>
              </table:table-cell>
              <table:table-cell office:value-type="float" office:value="186219">
                <text:p>186219</text:p>
              </table:table-cell>
            </table:table-row>
            <table:table-row>
              <table:table-cell office:value-type="string">
                <text:p>OtherEngineering&amp;Technology</text:p>
              </table:table-cell>
              <table:table-cell office:value-type="float" office:value="270499">
                <text:p>270499</text:p>
              </table:table-cell>
            </table:table-row>
            <table:table-row>
              <table:table-cell office:value-type="string">
                <text:p>ElectricalEngineering</text:p>
              </table:table-cell>
              <table:table-cell office:value-type="float" office:value="467341">
                <text:p>467341</text:p>
              </table:table-cell>
            </table:table-row>
            <table:table-row>
              <table:table-cell office:value-type="string">
                <text:p>CivilEngineering</text:p>
              </table:table-cell>
              <table:table-cell office:value-type="float" office:value="633374">
                <text:p>633374</text:p>
              </table:table-cell>
            </table:table-row>
            <table:table-row>
              <table:table-cell office:value-type="string">
                <text:p>ElectronicsEngineering</text:p>
              </table:table-cell>
              <table:table-cell office:value-type="float" office:value="743004">
                <text:p>743004</text:p>
              </table:table-cell>
            </table:table-row>
            <table:table-row>
              <table:table-cell office:value-type="string">
                <text:p>ComputerEngineering</text:p>
              </table:table-cell>
              <table:table-cell office:value-type="float" office:value="764799">
                <text:p>764799</text:p>
              </table:table-cell>
            </table:table-row>
            <table:table-row>
              <table:table-cell office:value-type="string">
                <text:p>MechanicalEngineering</text:p>
              </table:table-cell>
              <table:table-cell office:value-type="float" office:value="1008692">
                <text:p>1008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